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Frame_20_contents">
      <style:text-properties fo:font-weight="bold" officeooo:rsid="002ee38e" officeooo:paragraph-rsid="0030eba8" style:font-weight-asian="bold" style:font-weight-complex="bold"/>
    </style:style>
    <style:style style:name="P8" style:family="paragraph" style:parent-style-name="Frame_20_contents">
      <style:text-properties officeooo:paragraph-rsid="0030eba8"/>
    </style:style>
    <style:style style:name="P9" style:family="paragraph" style:parent-style-name="Text_20_body">
      <style:text-properties officeooo:rsid="002ee38e" officeooo:paragraph-rsid="0030eba8"/>
    </style:style>
    <style:style style:name="P10" style:family="paragraph" style:parent-style-name="Text_20_body">
      <style:text-properties officeooo:rsid="002ad322" officeooo:paragraph-rsid="0030eba8"/>
    </style:style>
    <style:style style:name="P11" style:family="paragraph" style:parent-style-name="Text_20_body">
      <style:text-properties officeooo:rsid="0030eba8" officeooo:paragraph-rsid="0030eba8"/>
    </style:style>
    <style:style style:name="P12" style:family="paragraph" style:parent-style-name="Text_20_body">
      <style:paragraph-properties fo:text-align="start" style:justify-single-word="false"/>
      <style:text-properties officeooo:paragraph-rsid="0030eba8"/>
    </style:style>
    <style:style style:name="P13" style:family="paragraph" style:parent-style-name="Heading_20_4">
      <style:paragraph-properties fo:break-before="page"/>
      <style:text-properties officeooo:rsid="002b912a" officeooo:paragraph-rsid="002ad322"/>
    </style:style>
    <style:style style:name="P14" style:family="paragraph" style:parent-style-name="Heading_20_5">
      <style:text-properties officeooo:rsid="002ee38e" officeooo:paragraph-rsid="0030eba8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paragraph-rsid="0030eba8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f5e53" style:font-style-asian="italic" style:font-style-complex="italic"/>
    </style:style>
    <style:style style:name="T4" style:family="text">
      <style:text-properties fo:font-style="italic" officeooo:rsid="002ee38e" style:font-style-asian="italic" style:font-style-complex="italic"/>
    </style:style>
    <style:style style:name="T5" style:family="text">
      <style:text-properties fo:font-style="italic" officeooo:rsid="0030eba8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0eba8" style:font-style-asian="italic" style:font-weight-asian="bold" style:font-style-complex="italic" style:font-weight-complex="bold"/>
    </style:style>
    <style:style style:name="T8" style:family="text">
      <style:text-properties officeooo:rsid="002b912a"/>
    </style:style>
    <style:style style:name="T9" style:family="text">
      <style:text-properties officeooo:rsid="002f5e53"/>
    </style:style>
    <style:style style:name="T10" style:family="text">
      <style:text-properties officeooo:rsid="0030eba8"/>
    </style:style>
    <style:style style:name="T11" style:family="text">
      <style:text-properties officeooo:rsid="002ee38e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3" text:outline-level="4"><text:span text:style-name="T9">Nim</text:span> Programming Language</text:h>
      <text:p text:style-name="P10">Should <text:span text:style-name="T2">$PROJECT_</text:span><text:span text:style-name="T3">NIM</text:span> is set to its source directory in <text:span text:style-name="T2">CONFIG.toml</text:span> (default is “<text:span text:style-name="T2">src</text:span><text:span text:style-name="T3">NIM</text:span><text:span text:style-name="T2">/</text:span>”<text:span text:style-name="T8">)</text:span>, AutomataCI shall <text:span text:style-name="T10">use its internal test infrastructure to </text:span><text:span text:style-name="T11">facilitate unit testing for </text:span><text:span text:style-name="T10">Nim</text:span><text:span text:style-name="T11"> Programming Language. </text:span></text:p>
      <text:p text:style-name="P11">Although Nim provides <text:span text:style-name="T2">testament</text:span> package (<text:a xlink:type="simple" xlink:href="https://nim-lang.org/docs/testament.html" text:style-name="Internet_20_link" text:visited-style-name="Visited_20_Internet_20_Link">https://nim-lang.org/docs/testament.html</text:a>) for said task, AutomataCI keeps bumping into its errors and failures. AutomataCI challenges the fundamental of unit testing paradigm where each tech suite are statically compiled executable and execute separately <text:span text:style-name="T11">by detecting “</text:span><text:span text:style-name="T2">_test</text:span>” <text:span text:style-name="T11">filename suffix. Example, </text:span>the <text:span text:style-name="T11">for </text:span><text:span text:style-name="T2">greeter_any-any.nim</text:span> <text:span text:style-name="T12">library</text:span>, its unit test codes <text:span text:style-name="T11">can be </text:span><text:span text:style-name="T2">greeter_any-any_test.nim</text:span><text:span text:style-name="T12">.</text:span></text:p>
      <text:p text:style-name="P11"><text:span text:style-name="T12"/></text:p>
      <text:h text:style-name="P14" text:outline-level="5">How It Works</text:h>
      <text:p text:style-name="P9">Here’s how AutomataCI works:</text:p>
      <text:list text:style-name="L1">
        <text:list-item>
          <text:p text:style-name="P15">AutomataCI scans for all “<text:span text:style-name="T6">_test.</text:span><text:span text:style-name="T7">nim</text:span><text:span text:style-name="T2">”</text:span> suffix source codes <text:span text:style-name="T11">recursively </text:span>across <text:span text:style-name="T11">the project repository specifically </text:span><text:span text:style-name="T2">${PROJECT_PATH_ROOT}/${PROJECT_</text:span><text:span text:style-name="T5">NIM</text:span><text:span text:style-name="T2">}</text:span> directory.</text:p>
        </text:list-item>
        <text:list-item>
          <text:p text:style-name="P15">Each of these test file are self-contained main file which then be compiled into its own executable based on the host machine.</text:p>
        </text:list-item>
        <text:list-item>
          <text:p text:style-name="P15">AutomataCI then execute each of these executable.</text:p>
          <text:list>
            <text:list-item>
              <text:p text:style-name="P15">Should any of them fails, the test shall be concluded as failing entirely.</text:p>
            </text:list-item>
          </text:list>
        </text:list-item>
      </text:list>
      <text:p text:style-name="P12">The build directory can <text:span text:style-name="T11">also </text:span>be manually verified and analyzed in the <text:span text:style-name="T11">project workspace directory (</text:span><text:span text:style-name="T4">$</text:span><text:span text:style-name="T2">{PROJECT_PATH_ROOT}/${PROJECT_PATH_TEMP}/</text:span><text:span text:style-name="T5">nim-test</text:span><text:span text:style-name="T2">_*</text:span><text:span text:style-name="T11">).</text:span></text:p>
      <text:p text:style-name="P12"/>
      <text:p text:style-name="P7">IMPORTANT NOTE</text:p>
      <text:p text:style-name="P8"><text:span text:style-name="T11">D</text:span>ue to the way AutomataCI is designed, you should avoid testing cross-compilation build sequences in this Test CI job. Instead, develop the Build CI job properly and let Build CI reports those errors instead. The focus is on testing your <text:span text:style-name="T10">Nim </text:span>cod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13M9S</meta:editing-duration>
    <meta:editing-cycles>38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18:02.977661719</dc:date>
    <dc:creator>Kean Ho Chew</dc:creator>
    <meta:document-statistic meta:table-count="0" meta:image-count="0" meta:object-count="0" meta:page-count="1" meta:paragraph-count="17" meta:word-count="242" meta:character-count="1717" meta:non-whitespace-character-count="1497"/>
    <meta:template xlink:type="simple" xlink:actuate="onRequest" xlink:title="Official Book" xlink:href="../../templates/Book.ott" meta:date="2023-11-17T20:33:17.245827505"/>
  </office:meta>
</office:document-meta>
</file>